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 sans" svg:font-family="'Ope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986in" fo:margin-left="0in" table:align="left"/>
    </style:style>
    <style:style style:name="Table1.A" style:family="table-column">
      <style:table-column-properties style:column-width="4.3368in"/>
    </style:style>
    <style:style style:name="Table1.B" style:family="table-column">
      <style:table-column-properties style:column-width="5.8618in"/>
    </style:style>
    <style:style style:name="Table1.1" style:family="table-row">
      <style:table-row-properties style:min-row-height="0.3299in" fo:keep-together="always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2" style:family="table-row">
      <style:table-row-properties style:min-row-height="0.3938in" fo:keep-together="always"/>
    </style:style>
    <style:style style:name="Table1.A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12" style:family="table-row">
      <style:table-row-properties style:min-row-height="0.5375in" fo:keep-together="always"/>
    </style:style>
    <style:style style:name="P1" style:family="paragraph" style:parent-style-name="Standard">
      <style:paragraph-properties fo:background-color="transparent">
        <style:background-image/>
      </style:paragraph-properties>
      <style:text-properties style:font-name="Open sans" fo:font-size="14pt" fo:background-color="transparent" style:font-size-asian="14pt" style:font-size-complex="14pt"/>
    </style:style>
    <style:style style:name="P2" style:family="paragraph" style:parent-style-name="Table_20_Heading">
      <style:paragraph-properties fo:background-color="transparent">
        <style:background-image/>
      </style:paragraph-properties>
      <style:text-properties style:font-name="Open sans" fo:font-size="12pt" fo:background-color="transparent" style:font-size-asian="12pt" style:font-size-complex="12pt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fo:color="#000000" style:font-name="Open sans" fo:font-size="12pt" fo:font-weight="normal" fo:background-color="transparent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Open sans" fo:font-size="12pt" fo:font-weight="bold" fo:background-color="transparent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Open sans" fo:font-size="12pt" fo:font-weight="bold" officeooo:rsid="000eb809" officeooo:paragraph-rsid="000eb809" fo:background-color="transparent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background-color="transparent">
        <style:background-image/>
      </style:paragraph-properties>
      <style:text-properties style:font-name="Open sans" fo:font-size="12pt" fo:background-color="transparent" style:font-size-asian="12pt" style:font-size-complex="12pt"/>
    </style:style>
    <style:style style:name="P7" style:family="paragraph" style:parent-style-name="Table_20_Contents">
      <style:paragraph-properties fo:background-color="transparent">
        <style:background-image/>
      </style:paragraph-properties>
      <style:text-properties style:font-name="Open sans" fo:font-size="12pt" officeooo:rsid="0010b728" officeooo:paragraph-rsid="0010b728" fo:background-color="transparent" style:font-size-asian="12pt" style:font-size-complex="12pt"/>
    </style:style>
    <style:style style:name="P8" style:family="paragraph" style:parent-style-name="Table_20_Contents">
      <style:paragraph-properties fo:background-color="transparent">
        <style:background-image/>
      </style:paragraph-properties>
      <style:text-properties style:font-name="Open sans" fo:font-size="12pt" fo:font-weight="normal" fo:background-color="transparent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background-color="transparent">
        <style:background-image/>
      </style:paragraph-properties>
      <style:text-properties style:font-name="Open sans" fo:font-size="12pt" fo:font-weight="normal" officeooo:rsid="000eb809" officeooo:paragraph-rsid="000eb809" fo:background-color="transparent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background-color="transparent">
        <style:background-image/>
      </style:paragraph-properties>
      <style:text-properties style:font-name="Open sans" fo:font-size="12pt" style:text-underline-style="none" fo:font-weight="normal" officeooo:rsid="000eb809" officeooo:paragraph-rsid="000eb809" fo:background-color="transparent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background-color="transparent">
        <style:background-image/>
      </style:paragraph-properties>
      <style:text-properties style:font-name="Open sans" fo:font-size="12pt" style:text-underline-style="none" fo:font-weight="normal" officeooo:rsid="0010b728" officeooo:paragraph-rsid="0010b728" fo:background-color="transparent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riz para evaluar una web para la <text:line-break/>participación polí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">Característica</text:p>
            </table:table-cell>
            <table:table-cell table:style-name="Table1.B1" office:value-type="string">
              <text:p text:style-name="P2">Comentario</text:p>
            </table:table-cell>
          </table:table-row>
        </table:table-header-rows>
        <table:table-row table:style-name="Table1.2">
          <table:table-cell table:style-name="Table1.A2" table:number-columns-spanned="2" office:value-type="string">
            <text:p text:style-name="P4">EL CÓDIGO (Software)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6">¿De quién es propiedad? 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6">¿Cuál es la licencia del código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6">¿Me puedo bajar el código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6">¿Hay publicidad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6">¿Quién está pagando su desarrollo y mantenimiento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6">¿Cuánto dinero cuesta su desarrollo y mantenimiento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7">¿Es un <text:span text:style-name="T1">servicio</text:span> público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2" table:number-columns-spanned="2" office:value-type="string">
            <text:p text:style-name="P4">EL SERVIDOR (Granja de servidores)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8">¿Dónde está ubicado físicamente? </text:p>
          </table:table-cell>
          <table:table-cell table:style-name="Table1.A2" office:value-type="string">
            <text:p text:style-name="P6"/>
          </table:table-cell>
        </table:table-row>
        <table:table-row table:style-name="Table1.12">
          <table:table-cell table:style-name="Table1.A3" office:value-type="string">
            <text:p text:style-name="P6">Si me puedo bajar el código ¿cómo sé que <text:s/>es el mismo que el que se está ejecutando en la web? </text:p>
          </table:table-cell>
          <table:table-cell table:style-name="Table1.A2" office:value-type="string">
            <text:p text:style-name="P6"/>
          </table:table-cell>
        </table:table-row>
        <text:soft-page-break/>
        <table:table-row table:style-name="Table1.2">
          <table:table-cell table:style-name="Table1.A3" office:value-type="string">
            <text:p text:style-name="P6">¿Cómo puedo confiar en que no me he bajado un malware en vez del código que quería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2" table:number-columns-spanned="2" office:value-type="string">
            <text:p text:style-name="P4">INTEGRIDAD (los datos no se manipulan)- CONFIDENCIALIDAD (los datos no pueden ser leídos por terceros) – AUTENTICIDAD (puedo verificar personas, código, servidores son confiables)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8">¿El protocolo de acceso es http o https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Qué calidad se exige a mi contraseña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Las contraseñas caducan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Hay garantías de que no podrán usurpar mi identidad y hacer cosas en mi nombre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Hay un lugar claro y fácil para denunciarlo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Hay términos de uso? ¿Se entienden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Bajo qué licencia están los contenidos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Existe un respaldo de mis datos? ¿Dónde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Se puede atacar/corromper la base de datos? 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2" table:number-columns-spanned="2" office:value-type="string">
            <text:p text:style-name="P4">PRIVACIDAD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8">¿Los datos que me piden en el registro están justificados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Estaría dispuesto/a a dar más datos? ¿Cuáles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Qué datos ven de mí las otras personas usuaria (registradas y no registradas)?</text:p>
          </table:table-cell>
          <table:table-cell table:style-name="Table1.A2" office:value-type="string">
            <text:p text:style-name="P6"/>
          </table:table-cell>
        </table:table-row>
        <text:soft-page-break/>
        <table:table-row table:style-name="Table1.2">
          <table:table-cell table:style-name="Table1.A3" office:value-type="string">
            <text:p text:style-name="P8">¿Tengo control sobre lo anterior? ¿Necesitaría tenerlo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Puedo eliminar mi cuenta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Qué pasa con mis datos y mis aportaciones si elimino mi cuenta? 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La aplicación, recuerda mi contraseña? ¿Eso es bueno o malo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Existe una política de privacidad? ¿Se entiende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La aplicación, está conectada con servicios de terceros? (Google, Youtube, Facebook, Twitter...)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Hay publicidad contextual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Qué datos registra de mí la aplicación? ¿Como puedo saberlo? (días que te conectaste, tu IP, localización geográfica, <text:s/>etc.)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Si se registra la analítica web (lo anterior) ¿se registra como datos internos o se registra a través de un servicio externo como Google Analytics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2" table:number-columns-spanned="2" office:value-type="string">
            <text:p text:style-name="P4">ANONIMATO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8">¿Puedo navegar por la aplicación sin registrarme? (con una calidad suficiente)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La aplicación informa claramente de lo que podré hacer si me registro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Tengo que usar mi nombre real/legal o puedo usar un seudónimo?</text:p>
          </table:table-cell>
          <table:table-cell table:style-name="Table1.A2" office:value-type="string">
            <text:p text:style-name="P6"/>
          </table:table-cell>
        </table:table-row>
        <text:soft-page-break/>
        <table:table-row table:style-name="Table1.2">
          <table:table-cell table:style-name="Table1.A3" office:value-type="string">
            <text:p text:style-name="P8">¿Permite la conexión mediante Tor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2" table:number-columns-spanned="2" office:value-type="string">
            <text:p text:style-name="P4">INCLUSIÓN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3">¿Está traducida suficientemente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3">¿El lenguaje es incluyente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3">¿Las imágenes son incluyentes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3">¿Refleja la diversidad cultural suficientemente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3">¿Es fácil de usar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3">¿Es accesible para diversidades funcionales? (visuales, personas que no pueden usar el ratón...)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2" table:number-columns-spanned="2" office:value-type="string">
            <text:p text:style-name="P4">DELIBERACIÓN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8">¿Los procedimientos están bien explicados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Los procedimientos tienen suficiente calidad democrática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Puedo borrar o modificar algo que puse antes? ¿Eso es bueno o malo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La aplicación es vulnerable a ataques de grupos organizados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8">¿Se pueden de denunciar abusos o malos usos de la página web? ¿De qué maneras?</text:p>
          </table:table-cell>
          <table:table-cell table:style-name="Table1.A2" office:value-type="string">
            <text:p text:style-name="P6"/>
            <text:p text:style-name="P6"/>
          </table:table-cell>
        </table:table-row>
        <text:soft-page-break/>
        <table:table-row table:style-name="Table1.2">
          <table:table-cell table:style-name="Table1.A3" office:value-type="string">
            <text:p text:style-name="P9">¿Se pueden hacer anidados y crear hilos de discusión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9">En una propuesta ¿se puede comparar de manera clara argumentos a favor y en contra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2" table:number-columns-spanned="2" office:value-type="string">
            <text:p text:style-name="P5">PARTICIPACIÓN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9">¿Todas las propuestas tienen la misma visibilidad y probabilidad de ser tenidas en cuenta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9">¿Permite desarrollar procesos de carácter vinculante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9">¿Permite abrir procesos liderados/iniciados por la ciudadanía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9">Trazabilidad. ¿Permite seguir las propuestas, documentos, etc., desde su inicio hasta su transformación en política pública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10">¿La plataforma tiene un estatuto de garantías democráticas? ¿Es de calidad?</text:p>
          </table:table-cell>
          <table:table-cell table:style-name="Table1.A2" office:value-type="string">
            <text:p text:style-name="P6"/>
            <text:p text:style-name="P6"/>
          </table:table-cell>
        </table:table-row>
        <table:table-row table:style-name="Table1.2">
          <table:table-cell table:style-name="Table1.A3" office:value-type="string">
            <text:p text:style-name="P10">¿Qué grado de personalización permite? ¿Puedo adaptar la presentación de las propuestas y los procesos a mis intereses?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11">¿Hay mediaciores/as o personas que gestionan la comunidad? En caso de que lo haya, ¿son buenos/as? 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11">La plataforma, ¿anima a ser utilizada?</text:p>
          </table:table-cell>
          <table:table-cell table:style-name="Table1.A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 sans" svg:font-family="'Ope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426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ga </meta:initial-creator>
    <meta:creation-date>2016-10-15T11:28:14</meta:creation-date>
    <dc:date>2017-04-25T10:53:13.652160580</dc:date>
    <meta:editing-duration>PT4H30M36S</meta:editing-duration>
    <meta:editing-cycles>21</meta:editing-cycles>
    <meta:generator>LibreOffice/4.3.3.2$Linux_X86_64 LibreOffice_project/430m0$Build-2</meta:generator>
    <meta:document-statistic meta:table-count="1" meta:image-count="0" meta:object-count="0" meta:page-count="5" meta:paragraph-count="68" meta:word-count="559" meta:character-count="3630" meta:non-whitespace-character-count="3129"/>
  </office:meta>
</office:document-meta>
</file>